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7cm"/>
    </style:style>
    <style:style style:name="pr2" style:family="presentation" style:parent-style-name="Default-subtitle" style:list-style-name="L2">
      <style:graphic-properties draw:fill-color="#ffffff" draw:auto-grow-height="true" fo:min-height="12.182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draw:auto-grow-height="true" fo:min-height="22.789cm"/>
    </style:style>
    <style:style style:name="pr5" style:family="presentation" style:parent-style-name="Default-title">
      <style:graphic-properties fo:min-height="3.507cm"/>
    </style:style>
    <style:style style:name="pr6" style:family="presentation" style:parent-style-name="Default-outline1">
      <style:graphic-properties fo:min-height="11.932cm"/>
    </style:style>
    <style:style style:name="pr7" style:family="presentation" style:parent-style-name="Default-notes">
      <style:graphic-properties draw:fill-color="#ffffff" fo:min-height="13.364cm"/>
    </style:style>
    <style:style style:name="P1" style:family="paragraph">
      <loext:graphic-properties draw:fill-color="#ffffff"/>
      <style:text-properties fo:font-size="32pt"/>
    </style:style>
    <style:style style:name="P2" style:family="paragraph">
      <loext:graphic-properties draw:fill-color="#ffffff"/>
    </style:style>
    <style:style style:name="T1" style:family="text">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507cm" svg:x="1.399cm" svg:y="0.837cm" presentation:class="title">
          <draw:text-box>
            <text:p>Colours</text:p>
          </draw:text-box>
        </draw:frame>
        <draw:frame presentation:style-name="pr2" draw:text-style-name="P1" draw:layer="layout" svg:width="25.191cm" svg:height="12.182cm" svg:x="1.399cm" svg:y="4.915cm" presentation:class="subtitle">
          <draw:text-box>
            <text:list text:style-name="L2">
              <text:list-header>
                <text:p><text:span text:style-name="T1">All color values within CSS are defined on an sRGB (or standard red, green, and blue) color space</text:span></text:p>
                <text:p><text:span text:style-name="T1">Currently there are four primary ways to represent sRGB colors within CSS: </text:span></text:p>
                <text:list>
                  <text:list-header>
                    <text:p><text:span text:style-name="T1">keywords, </text:span></text:p>
                    <text:p><text:span text:style-name="T1">hexadecimal notation</text:span></text:p>
                    <text:p><text:span text:style-name="T1">RGB </text:span></text:p>
                    <text:p><text:span text:style-name="T1">HSL values</text:span></text:p>
                  </text:list-header>
                </text:list>
              </text:list-header>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1cm" svg:height="3.507cm" svg:x="1.399cm" svg:y="0.837cm" presentation:class="title">
          <draw:text-box>
            <text:p>Keyword Colours</text:p>
          </draw:text-box>
        </draw:frame>
        <draw:frame presentation:style-name="pr4" draw:text-style-name="P1" draw:layer="layout" svg:width="25.191cm" svg:height="22.789cm" svg:x="1.399cm" svg:y="-0.388cm" presentation:class="subtitle" presentation:user-transformed="true">
          <draw:text-box>
            <text:p><text:span text:style-name="T1"/></text:p>
            <text:p><text:span text:style-name="T1"/></text:p>
            <text:p><text:span text:style-name="T1"/></text:p>
            <text:p><text:span text:style-name="T1"/></text:p>
            <text:p><text:span text:style-name="T1">https://www.w3schools.com/colors/colors_names.asp</text:span></text:p>
            <text:p><text:span text:style-name="T1"><text:a xlink:href="https://www.w3.org/TR/css-color-3/" xlink:type="simple">https://www.w3.org/TR/css-color-3/</text:a></text:span></text:p>
            <text:p><text:span text:style-name="T1">White, black, red, blue, yellow, navy, orange etc.</text:span></text:p>
            <text:p><text:span text:style-name="T1"/></text:p>
            <text:p><text:span text:style-name="T1">eg. </text:span></text:p>
            <text:p><text:span text:style-name="T1">.name {</text:span></text:p>
            <text:p><text:span text:style-name="T1"><text:s text:c="2"/></text:span><text:span text:style-name="T1">background: maroon;</text:span></text:p>
            <text:p><text:span text:style-name="T1">}</text:span></text:p>
            <text:p><text:span text:style-name="T1">.surname {</text:span></text:p>
            <text:p><text:span text:style-name="T1"><text:s text:c="2"/></text:span><text:span text:style-name="T1">background: yellow;</text:span></text:p>
            <text:p><text:span text:style-name="T1">}</text:span></text:p>
            <text:p><text:span text:style-name="T1"/></text:p>
            <text:p><text:span text:style-name="T1"/></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1cm" svg:height="3.507cm" svg:x="1.399cm" svg:y="0.837cm" presentation:class="title">
          <draw:text-box>
            <text:p>Hexadecimal Colours</text:p>
          </draw:text-box>
        </draw:frame>
        <draw:frame presentation:style-name="pr6" draw:layer="layout" svg:width="25.191cm" svg:height="12.182cm" svg:x="1.399cm" svg:y="4.915cm" presentation:class="outline">
          <draw:text-box>
            <text:list text:style-name="L3">
              <text:list-header>
                <text:p>hash, #, followed by a three- or six- character figure. </text:p>
                <text:p>The numbers 0 through 9 and the letters a through f, upper or lower case. </text:p>
                <text:p>These values map to the red, green, and blue color channels.</text:p>
                <text:p>eg. white #ffffff or #fff or #FFFFFF or #FFF</text:p>
                <text:p>black #00000</text:p>
                <text:list>
                  <text:list-header>
                    <text:p>.name {</text:p>
                    <text:list>
                      <text:list-header>
                        <text:p>background: #800000;</text:p>
                      </text:list-header>
                    </text:list>
                    <text:p>}</text:p>
                  </text:list-header>
                </text:list>
              </text:list-header>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layer="layout" svg:width="25.191cm" svg:height="3.507cm" svg:x="1.399cm" svg:y="0.837cm" presentation:class="title">
          <draw:text-box>
            <text:p>RGB &amp; RGBa Colours</text:p>
          </draw:text-box>
        </draw:frame>
        <draw:frame presentation:style-name="pr6" draw:layer="layout" svg:width="25.191cm" svg:height="12.182cm" svg:x="1.399cm" svg:y="4.915cm" presentation:class="outline">
          <draw:text-box>
            <text:list text:style-name="L3">
              <text:list-header>
                <text:p>RGB color values are stated using the rgb() function, which stands for red, green, and blue. The function accepts three comma-separated values, each of which is an integer from 0 to 255. A value of 0 would be pure black; a value of 255 would be pure white.</text:p>
                <text:p>eg. </text:p>
                <text:list>
                  <text:list-header>
                    <text:p>.name {</text:p>
                  </text:list-header>
                </text:list>
                <text:p><text:s text:c="2"/><text:tab/>background: rgb(128, 0, 0);</text:p>
                <text:list>
                  <text:list-header>
                    <text:p>}</text:p>
                  </text:list-header>
                </text:list>
                <text:p/>
              </text:list-header>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layer="layout" svg:width="25.191cm" svg:height="3.507cm" svg:x="1.399cm" svg:y="0.837cm" presentation:class="title">
          <draw:text-box>
            <text:p>HSL &amp; HSLa Colours</text:p>
          </draw:text-box>
        </draw:frame>
        <draw:frame presentation:style-name="pr6" draw:layer="layout" svg:width="25.191cm" svg:height="12.182cm" svg:x="1.399cm" svg:y="4.915cm" presentation:class="outline">
          <draw:text-box>
            <text:list text:style-name="L3">
              <text:list-header>
                <text:p>HSL color values are stated using the hsl() function, which stands for hue, saturation, and lightness</text:p>
                <text:p>the hue, is a <text:s/>number from 0 to 360</text:p>
                <text:p>the second and third values, the saturation and lightness, are percentage values from 0 to 100%</text:p>
                <text:p>eg.</text:p>
                <text:list>
                  <text:list-header>
                    <text:p>.task {</text:p>
                    <text:p><text:s text:c="2"/>background: hsl(0, 100%, 25%);</text:p>
                    <text:p>}</text:p>
                  </text:list-header>
                </text:list>
              </text:list-header>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5" draw:layer="layout" svg:width="25.191cm" svg:height="3.507cm" svg:x="1.399cm" svg:y="0.837cm" presentation:class="title">
          <draw:text-box>
            <text:p>Length</text:p>
          </draw:text-box>
        </draw:frame>
        <draw:frame presentation:style-name="pr6" draw:layer="layout" svg:width="25.191cm" svg:height="12.182cm" svg:x="1.399cm" svg:y="4.915cm" presentation:class="outline" presentation:user-transformed="true">
          <draw:text-box>
            <text:list text:style-name="L3">
              <text:list-header>
                <text:p>The &lt;length&gt; CSS data type represents a distance value. Lengths can be used in numerous CSS properties, such as </text:p>
                <text:list>
                  <text:list-item>
                    <text:p>width</text:p>
                  </text:list-item>
                  <text:list-item>
                    <text:p>height </text:p>
                  </text:list-item>
                  <text:list-item>
                    <text:p>margin </text:p>
                  </text:list-item>
                  <text:list-item>
                    <text:p>padding </text:p>
                  </text:list-item>
                  <text:list-item>
                    <text:p>border-width </text:p>
                  </text:list-item>
                  <text:list-item>
                    <text:p>font-size </text:p>
                  </text:list-item>
                  <text:list-item>
                    <text:p>and text-shadow.</text:p>
                  </text:list-item>
                </text:list>
                <text:p/>
              </text:list-header>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5" draw:layer="layout" svg:width="25.191cm" svg:height="3.507cm" svg:x="1.399cm" svg:y="0.837cm" presentation:class="title">
          <draw:text-box>
            <text:p>Length</text:p>
          </draw:text-box>
        </draw:frame>
        <draw:frame presentation:style-name="pr6" draw:layer="layout" svg:width="25.191cm" svg:height="12.182cm" svg:x="1.399cm" svg:y="4.915cm" presentation:class="outline">
          <draw:text-box>
            <text:list text:style-name="L3">
              <text:list-header>
                <text:p>Absolute Lengths</text:p>
                <text:p>px</text:p>
                <text:list>
                  <text:list-item>
                    <text:p>One pixel. For screen displays, it traditionally represents one device pixel (dot). 1/96th of an inch</text:p>
                  </text:list-item>
                </text:list>
                <text:p>pt</text:p>
                <text:list>
                  <text:list-item text:start-value="1">
                    <text:p>One point. 1pt = 1/72nd of 1in.</text:p>
                  </text:list-item>
                </text:list>
                <text:p/>
              </text:list-header>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5" draw:layer="layout" svg:width="25.191cm" svg:height="3.507cm" svg:x="1.399cm" svg:y="0.837cm" presentation:class="title">
          <draw:text-box>
            <text:p>Lengths</text:p>
          </draw:text-box>
        </draw:frame>
        <draw:frame presentation:style-name="pr6" draw:layer="layout" svg:width="25.191cm" svg:height="12.182cm" svg:x="1.399cm" svg:y="4.915cm" presentation:class="outline">
          <draw:text-box>
            <text:list text:style-name="L3">
              <text:list-header>
                <text:p>Relative Lengths</text:p>
              </text:list-header>
              <text:list-item>
                <text:p>Percentages</text:p>
                <text:list>
                  <text:list-item>
                    <text:p>Percentage lengths are defined in relation to the length of another object</text:p>
                    <text:p/>
                  </text:list-item>
                </text:list>
              </text:list-item>
              <text:list-item>
                <text:p>em</text:p>
                <text:list>
                  <text:list-item>
                    <text:p>represents the calculated font-size of the element. If used on the font-size property itself, it represents the inherited font-size of the element.</text:p>
                    <text:list>
                      <text:list-header>
                        <text:p>eg.A single em unit is equivalent to an element’s font size. So, for example, if an element has a font size of 14 pixels and a width set to 5em, the width would equal 70 pixels (14 pixels multiplied by 5).</text:p>
                      </text:list-header>
                    </text:list>
                  </text:list-item>
                </text:list>
                <text:p/>
              </text:list-item>
              <text:list-item>
                <text:p>rem</text:p>
                <text:list>
                  <text:list-item>
                    <text:p>represents the font-size of the root element (typically &lt;html&gt;). When used within the root element font-size, it represents its initial value (a common browser default is 16px, but user-defined preferences may modify this).</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5" draw:layer="layout" svg:width="25.191cm" svg:height="3.507cm" svg:x="1.399cm" svg:y="0.837cm" presentation:class="title">
          <draw:text-box>
            <text:p>Fonts</text:p>
          </draw:text-box>
        </draw:frame>
        <draw:frame presentation:style-name="pr6" draw:layer="layout" svg:width="25.191cm" svg:height="12.182cm" svg:x="1.399cm" svg:y="4.915cm" presentation:class="outline" presentation:user-transformed="true">
          <draw:text-box>
            <text:list text:style-name="L3">
              <text:list-item>
                <text:p>two categories: font-based properties and text-based properties: either font-* or text-*</text:p>
              </text:list-item>
              <text:list-item>
                <text:p>Font Family</text:p>
                <text:list>
                  <text:list-item>
                    <text:p>The font-family property is used to declare which font—as well as which fallback or substitute fonts—should be used to display text.</text:p>
                  </text:list-item>
                  <text:list-item>
                    <text:p>The first declared font, starting from the left, is the primary font choice. Should the first font be unavailable, alternative fonts are declared after it in order of preference from left to right.</text:p>
                  </text:list-item>
                  <text:list-item>
                    <text:p>body {</text:p>
                  </text:list-item>
                  <text:list-item>
                    <text:p><text:s text:c="2"/>font-family: "Helvetica Neue", Helvetica, Arial, sans-serif;</text:p>
                  </text:list-item>
                  <text:list-item>
                    <text:p>}</text:p>
                  </text:list-item>
                  <text:list-item>
                    <text:p/>
                  </text:list-item>
                </text:list>
                <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family-generic="roman"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style:font-name="Liberation Sans2" fo:font-family="'Liberation Sans'" style:font-style-name="Regular" style:font-family-generic="swiss" style:font-pitch="variable"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7T17:29:00.461526290</meta:creation-date>
    <dc:date>2018-04-10T09:01:48.746794709</dc:date>
    <meta:editing-duration>PT3H5M38S</meta:editing-duration>
    <meta:editing-cycles>13</meta:editing-cycles>
    <meta:generator>LibreOffice/5.1.6.2$Linux_X86_64 LibreOffice_project/10m0$Build-2</meta:generator>
    <meta:document-statistic meta:object-count="57"/>
  </office:meta>
</office:document-meta>
</file>